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ataSourceBehavior.setVariableResolver( Variable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ataSourceBehavior.nameHtmlControl( AbstractHtmlControl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DataSourceBehavior.getNaming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ataSourceBehavior.evaluateData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DataSourceBehavior.setDataSource( String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